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4.807cm" fo:min-width="8.456cm" fo:padding-top="0.151cm" fo:padding-bottom="0.151cm" fo:padding-left="0.276cm" fo:padding-right="0.276cm" draw:shadow-opacity="0%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Web_20_API">
      <style:graphic-properties draw:textarea-horizontal-align="justify" draw:textarea-vertical-align="middle" draw:auto-grow-height="false" fo:min-height="1.335cm" fo:min-width="6.485cm"/>
      <style:paragraph-properties style:writing-mode="lr-tb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6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AuthN">
      <style:graphic-properties draw:textarea-horizontal-align="justify" draw:textarea-vertical-align="middle" draw:auto-grow-height="false" fo:min-height="1.27cm" fo:min-width="8.199cm"/>
      <style:paragraph-properties style:writing-mode="lr-tb"/>
    </style:style>
    <style:style style:name="gr9" style:family="graphic" style:parent-style-name="AuthN">
      <style:graphic-properties draw:textarea-horizontal-align="justify" draw:textarea-vertical-align="middle" draw:auto-grow-height="false" fo:min-height="1.27cm" fo:min-width="8.575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31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.424cm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  <style:text-properties style:font-name="Liberation Sans1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ans1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Liberation Sans1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  <style:text-properties style:font-name="Liberation Sans1"/>
    </style:style>
    <style:style style:name="P5" style:family="paragraph">
      <style:paragraph-properties fo:text-align="center"/>
      <style:text-properties style:font-name="Liberation Sans1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style:font-name="Liberation Sans1" style:font-weight-asian="bold" style:font-weight-complex="bold"/>
    </style:style>
    <style:style style:name="P8" style:family="paragraph">
      <style:paragraph-properties fo:text-align="center" style:writing-mode="lr-tb"/>
      <style:text-properties style:font-name="Liberation Sans1"/>
    </style:style>
    <style:style style:name="P9" style:family="paragraph">
      <loext:graphic-properties draw:fill="solid" draw:fill-color="#000000"/>
      <style:paragraph-properties fo:text-align="center" style:writing-mode="lr-tb"/>
      <style:text-properties style:font-name="Liberation Sans1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08cm" svg:height="5.109cm" svg:x="11.033cm" svg:y="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321cm" svg:height="0.962cm" svg:x="0.306cm" svg:y="1.311cm">
          <draw:text-box>
            <text:p><text:span text:style-name="T1">SecurityFilterChain</text:span></text:p>
          </draw:text-box>
        </draw:frame>
        <draw:custom-shape draw:style-name="gr3" draw:text-style-name="P3" draw:layer="layout" svg:width="6.985cm" svg:height="1.585cm" svg:x="1.266cm" svg:y="4.543cm">
          <text:p text:style-name="P3"><text:span text:style-name="T2">SecurityContext</text:span><text:span text:style-name="T2"><text:line-break/></text:span><text:span text:style-name="T2">HolderFilt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4.741cm" svg:y1="3.443cm" svg:x2="4.741cm" svg:y2="4.586cm" svg:d="M4741 3443v1143" svg:viewBox="0 0 1 1144">
          <text:p/>
        </draw:connector>
        <draw:custom-shape draw:style-name="gr5" draw:text-style-name="P1" draw:layer="layout" svg:width="8.1cm" svg:height="6.187cm" svg:x="0.641cm" svg:y="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088cm" svg:height="0.372cm" svg:x="3.691cm" svg:y="2.5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1cm" svg:y="3.0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1cm" svg:y="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1cm" svg:y="7.805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4.741cm" svg:y1="6.144cm" svg:x2="4.741cm" svg:y2="7.287cm" svg:d="M4741 6144v1143" svg:viewBox="0 0 1 1144">
          <text:p/>
        </draw:connector>
        <draw:line draw:style-name="gr7" draw:text-style-name="P6" draw:layer="layout" svg:x1="8.874cm" svg:y1="5.292cm" svg:x2="11.033cm" svg:y2="5.265cm">
          <text:p/>
        </draw:line>
        <draw:custom-shape draw:style-name="gr8" draw:text-style-name="P7" draw:layer="layout" svg:width="8.199cm" svg:height="1.27cm" svg:x="11.532cm" svg:y="3.198cm">
          <text:p text:style-name="P7"><text:span text:style-name="T1">SecurityContext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8.575cm" svg:height="1.27cm" svg:x="21.32cm" svg:y="3.098cm">
          <text:p text:style-name="P7"><text:span text:style-name="T1">SecurityContext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21.066cm" svg:y1="3.86cm" svg:x2="19.796cm" svg:y2="3.86cm">
          <text:p/>
        </draw:line>
        <draw:custom-shape draw:style-name="gr10" draw:text-style-name="P9" draw:layer="layout" svg:width="0.635cm" svg:height="0.537cm" svg:x="20.357cm" svg:y="3.05cm">
          <text:p text:style-name="P8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9.263cm" svg:height="1.674cm" svg:x="11.041cm" svg:y="0.688cm">
          <draw:text-box>
            <text:p><text:span text:style-name="T2">SecurityContext</text:span><text:span text:style-name="T2"><text:line-break/></text:span><text:span text:style-name="T2">HolderFilter</text:span></text:p>
          </draw:text-box>
        </draw:frame>
        <draw:frame draw:style-name="gr11" draw:text-style-name="P12" draw:layer="layout" svg:width="9.263cm" svg:height="1.674cm" svg:x="11.042cm" svg:y="5.188cm">
          <draw:text-box>
            <text:p text:style-name="P11"><text:span text:style-name="T2">Continue Processing</text:span><text:span text:style-name="T2"><text:line-break/></text:span><text:span text:style-name="T2">Requests Normally</text:span></text:p>
          </draw:text-box>
        </draw:frame>
        <draw:custom-shape draw:style-name="gr12" draw:text-style-name="P9" draw:layer="layout" svg:width="0.635cm" svg:height="0.635cm" svg:x="20.32cm" svg:y="5.551cm">
          <text:p text:style-name="P8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2-27T13:03:31.607019696</meta:creation-date>
    <meta:editing-duration>P1DT2H22M50S</meta:editing-duration>
    <meta:editing-cycles>8</meta:editing-cycles>
    <meta:generator>LibreOffice/7.3.7.2$Linux_X86_64 LibreOffice_project/30$Build-2</meta:generator>
    <dc:date>2023-01-11T12:40:21.170229291</dc:date>
    <meta:document-statistic meta:object-count="18"/>
    <meta:template xlink:type="simple" xlink:actuate="onRequest" xlink:title="palette" xlink:href="../../../../../../../../../../../../Templates/Spring/palette.otg" meta:date="2020-02-27T13:48:36.215788751"/>
  </office:meta>
</office:document-meta>
</file>